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  <text:p text:style-name="Text_20_body">Testing after a small change in main (GitHub repository username)</text:p>
      <text:p text:style-name="Text_20_body">Another test just in case</text:p>
      <text:p text:style-name="Text_20_body">Another test with the right branch.</text:p>
      <text:p text:style-name="Text_20_body">Fix / else / then is tested</text:p>
      <text:p text:style-name="Text_20_body">Testing on 20th of February 2023</text:p>
      <text:p text:style-name="Text_20_body">Testing on 16th March 2023</text:p>
      <text:p text:style-name="Text_20_body">Testing on 30th April 2023</text:p>
      <text:p text:style-name="Text_20_body">Testing on 19th May 2023</text:p>
      <text:p text:style-name="Text_20_body">Testing on 19th May 202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Test with Pandoc using Github Actions</dc:title>
    <dc:description/>
    <dc:subject/>
    <meta:keyword/>
    <meta:initial-creator/>
    <dc:creator/>
    <meta:creation-date>2023-12-01T23:52:43Z</meta:creation-date>
    <dc:date>2023-12-01T23:52:43Z</dc:date>
  </office:meta>
</office:document-meta>
</file>